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topia" svg:font-family="Utopia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75mm"/>
    </style:style>
    <style:style style:name="co3" style:family="table-column">
      <style:table-column-properties fo:break-before="auto" style:column-width="35.81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topia" fo:font-size="12pt" style:font-size-asian="12pt" style:font-size-complex="12pt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  <style:text-properties style:font-name="Utopia" fo:font-size="12pt" style:font-size-asian="12pt" style:font-size-complex="12pt"/>
    </style:style>
    <style:style style:name="ce3" style:family="table-cell" style:parent-style-name="Default" style:data-style-name="N110">
      <style:table-cell-properties style:text-align-source="fix" style:repeat-content="false"/>
      <style:paragraph-properties fo:text-align="center" fo:margin-left="0mm"/>
      <style:text-properties style:font-name="Utopia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5.55mm" svg:height="5.34mm" svg:x="75.03mm" svg:y="0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.5mm" svg:height="5.34mm" svg:x="38.02mm" svg:y="0m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n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]/[.B2]" office:value-type="float" office:value="1" calcext:value-type="float">
            <text:p>1,00000000000000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B4]/[.B3]" office:value-type="float" office:value="2" calcext:value-type="float">
            <text:p>2,0000000000000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]+[.B3]" office:value-type="float" office:value="2" calcext:value-type="float">
            <text:p>2</text:p>
          </table:table-cell>
          <table:table-cell table:formula="of:=[.B5]/[.B4]" office:value-type="float" office:value="1.5" calcext:value-type="float">
            <text:p>1,50000000000000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]+[.B4]" office:value-type="float" office:value="3" calcext:value-type="float">
            <text:p>3</text:p>
          </table:table-cell>
          <table:table-cell table:formula="of:=[.B6]/[.B5]" office:value-type="float" office:value="1.66666666666667" calcext:value-type="float">
            <text:p>1,66666666666667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]+[.B5]" office:value-type="float" office:value="5" calcext:value-type="float">
            <text:p>5</text:p>
          </table:table-cell>
          <table:table-cell table:formula="of:=[.B7]/[.B6]" office:value-type="float" office:value="1.6" calcext:value-type="float">
            <text:p>1,60000000000000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5]+[.B6]" office:value-type="float" office:value="8" calcext:value-type="float">
            <text:p>8</text:p>
          </table:table-cell>
          <table:table-cell table:formula="of:=[.B8]/[.B7]" office:value-type="float" office:value="1.625" calcext:value-type="float">
            <text:p>1,62500000000000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+[.B7]" office:value-type="float" office:value="13" calcext:value-type="float">
            <text:p>13</text:p>
          </table:table-cell>
          <table:table-cell table:formula="of:=[.B9]/[.B8]" office:value-type="float" office:value="1.61538461538462" calcext:value-type="float">
            <text:p>1,61538461538462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7]+[.B8]" office:value-type="float" office:value="21" calcext:value-type="float">
            <text:p>21</text:p>
          </table:table-cell>
          <table:table-cell table:formula="of:=[.B10]/[.B9]" office:value-type="float" office:value="1.61904761904762" calcext:value-type="float">
            <text:p>1,61904761904762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8]+[.B9]" office:value-type="float" office:value="34" calcext:value-type="float">
            <text:p>34</text:p>
          </table:table-cell>
          <table:table-cell table:formula="of:=[.B11]/[.B10]" office:value-type="float" office:value="1.61764705882353" calcext:value-type="float">
            <text:p>1,61764705882353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9]+[.B10]" office:value-type="float" office:value="55" calcext:value-type="float">
            <text:p>55</text:p>
          </table:table-cell>
          <table:table-cell table:formula="of:=[.B12]/[.B11]" office:value-type="float" office:value="1.61818181818182" calcext:value-type="float">
            <text:p>1,61818181818182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0]+[.B11]" office:value-type="float" office:value="89" calcext:value-type="float">
            <text:p>89</text:p>
          </table:table-cell>
          <table:table-cell table:formula="of:=[.B13]/[.B12]" office:value-type="float" office:value="1.61797752808989" calcext:value-type="float">
            <text:p>1,61797752808989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1]+[.B12]" office:value-type="float" office:value="144" calcext:value-type="float">
            <text:p>144</text:p>
          </table:table-cell>
          <table:table-cell table:formula="of:=[.B14]/[.B13]" office:value-type="float" office:value="1.61805555555556" calcext:value-type="float">
            <text:p>1,61805555555556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2]+[.B13]" office:value-type="float" office:value="233" calcext:value-type="float">
            <text:p>233</text:p>
          </table:table-cell>
          <table:table-cell table:formula="of:=[.B15]/[.B14]" office:value-type="float" office:value="1.61802575107296" calcext:value-type="float">
            <text:p>1,61802575107296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3]+[.B14]" office:value-type="float" office:value="377" calcext:value-type="float">
            <text:p>377</text:p>
          </table:table-cell>
          <table:table-cell table:formula="of:=[.B16]/[.B15]" office:value-type="float" office:value="1.61803713527851" calcext:value-type="float">
            <text:p>1,61803713527851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4]+[.B15]" office:value-type="float" office:value="610" calcext:value-type="float">
            <text:p>610</text:p>
          </table:table-cell>
          <table:table-cell table:formula="of:=[.B17]/[.B16]" office:value-type="float" office:value="1.61803278688525" calcext:value-type="float">
            <text:p>1,61803278688525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5]+[.B16]" office:value-type="float" office:value="987" calcext:value-type="float">
            <text:p>987</text:p>
          </table:table-cell>
          <table:table-cell table:formula="of:=[.B18]/[.B17]" office:value-type="float" office:value="1.61803444782168" calcext:value-type="float">
            <text:p>1,61803444782168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6]+[.B17]" office:value-type="float" office:value="1597" calcext:value-type="float">
            <text:p>1597</text:p>
          </table:table-cell>
          <table:table-cell table:formula="of:=[.B19]/[.B18]" office:value-type="float" office:value="1.61803381340013" calcext:value-type="float">
            <text:p>1,61803381340013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7]+[.B18]" office:value-type="float" office:value="2584" calcext:value-type="float">
            <text:p>2584</text:p>
          </table:table-cell>
          <table:table-cell table:formula="of:=[.B20]/[.B19]" office:value-type="float" office:value="1.61803405572755" calcext:value-type="float">
            <text:p>1,61803405572755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8]+[.B19]" office:value-type="float" office:value="4181" calcext:value-type="float">
            <text:p>4181</text:p>
          </table:table-cell>
          <table:table-cell table:formula="of:=[.B21]/[.B20]" office:value-type="float" office:value="1.61803396316671" calcext:value-type="float">
            <text:p>1,61803396316671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9]+[.B20]" office:value-type="float" office:value="6765" calcext:value-type="float">
            <text:p>6765</text:p>
          </table:table-cell>
          <table:table-cell table:formula="of:=[.B22]/[.B21]" office:value-type="float" office:value="1.6180339985218" calcext:value-type="float">
            <text:p>1,61803399852180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0]+[.B21]" office:value-type="float" office:value="10946" calcext:value-type="float">
            <text:p>10946</text:p>
          </table:table-cell>
          <table:table-cell table:formula="of:=[.B23]/[.B22]" office:value-type="float" office:value="1.61803398501736" calcext:value-type="float">
            <text:p>1,61803398501736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1]+[.B22]" office:value-type="float" office:value="17711" calcext:value-type="float">
            <text:p>17711</text:p>
          </table:table-cell>
          <table:table-cell table:formula="of:=[.B24]/[.B23]" office:value-type="float" office:value="1.6180339901756" calcext:value-type="float">
            <text:p>1,61803399017560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2]+[.B23]" office:value-type="float" office:value="28657" calcext:value-type="float">
            <text:p>28657</text:p>
          </table:table-cell>
          <table:table-cell table:formula="of:=[.B25]/[.B24]" office:value-type="float" office:value="1.61803398820533" calcext:value-type="float">
            <text:p>1,61803398820533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3]+[.B24]" office:value-type="float" office:value="46368" calcext:value-type="float">
            <text:p>46368</text:p>
          </table:table-cell>
          <table:table-cell table:formula="of:=[.B26]/[.B25]" office:value-type="float" office:value="1.6180339889579" calcext:value-type="float">
            <text:p>1,61803398895790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4]+[.B25]" office:value-type="float" office:value="75025" calcext:value-type="float">
            <text:p>75025</text:p>
          </table:table-cell>
          <table:table-cell table:formula="of:=[.B27]/[.B26]" office:value-type="float" office:value="1.61803398867044" calcext:value-type="float">
            <text:p>1,61803398867044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5]+[.B26]" office:value-type="float" office:value="121393" calcext:value-type="float">
            <text:p>121393</text:p>
          </table:table-cell>
          <table:table-cell table:formula="of:=[.B28]/[.B27]" office:value-type="float" office:value="1.61803398878024" calcext:value-type="float">
            <text:p>1,61803398878024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6]+[.B27]" office:value-type="float" office:value="196418" calcext:value-type="float">
            <text:p>196418</text:p>
          </table:table-cell>
          <table:table-cell table:formula="of:=[.B29]/[.B28]" office:value-type="float" office:value="1.6180339887383" calcext:value-type="float">
            <text:p>1,61803398873830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7]+[.B28]" office:value-type="float" office:value="317811" calcext:value-type="float">
            <text:p>317811</text:p>
          </table:table-cell>
          <table:table-cell table:formula="of:=[.B30]/[.B29]" office:value-type="float" office:value="1.61803398875432" calcext:value-type="float">
            <text:p>1,61803398875432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8]+[.B29]" office:value-type="float" office:value="514229" calcext:value-type="float">
            <text:p>514229</text:p>
          </table:table-cell>
          <table:table-cell table:formula="of:=[.B31]/[.B30]" office:value-type="float" office:value="1.6180339887482" calcext:value-type="float">
            <text:p>1,61803398874820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9]+[.B30]" office:value-type="float" office:value="832040" calcext:value-type="float">
            <text:p>832040</text:p>
          </table:table-cell>
          <table:table-cell table:formula="of:=[.B32]/[.B31]" office:value-type="float" office:value="1.61803398875054" calcext:value-type="float">
            <text:p>1,61803398875054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0]+[.B31]" office:value-type="float" office:value="1346269" calcext:value-type="float">
            <text:p>1346269</text:p>
          </table:table-cell>
          <table:table-cell table:formula="of:=[.B33]/[.B32]" office:value-type="float" office:value="1.61803398874965" calcext:value-type="float">
            <text:p>1,61803398874965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1]+[.B32]" office:value-type="float" office:value="2178309" calcext:value-type="float">
            <text:p>2178309</text:p>
          </table:table-cell>
          <table:table-cell table:formula="of:=[.B34]/[.B33]" office:value-type="float" office:value="1.61803398874999" calcext:value-type="float">
            <text:p>1,61803398874999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2]+[.B33]" office:value-type="float" office:value="3524578" calcext:value-type="float">
            <text:p>3524578</text:p>
          </table:table-cell>
          <table:table-cell table:formula="of:=[.B35]/[.B34]" office:value-type="float" office:value="1.61803398874986" calcext:value-type="float">
            <text:p>1,61803398874986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3]+[.B34]" office:value-type="float" office:value="5702887" calcext:value-type="float">
            <text:p>5702887</text:p>
          </table:table-cell>
          <table:table-cell table:formula="of:=[.B36]/[.B35]" office:value-type="float" office:value="1.61803398874991" calcext:value-type="float">
            <text:p>1,61803398874991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4]+[.B35]" office:value-type="float" office:value="9227465" calcext:value-type="float">
            <text:p>9227465</text:p>
          </table:table-cell>
          <table:table-cell table:formula="of:=[.B37]/[.B36]" office:value-type="float" office:value="1.61803398874989" calcext:value-type="float">
            <text:p>1,61803398874989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5]+[.B36]" office:value-type="float" office:value="14930352" calcext:value-type="float">
            <text:p>14930352</text:p>
          </table:table-cell>
          <table:table-cell table:formula="of:=[.B38]/[.B37]" office:value-type="float" office:value="1.6180339887499" calcext:value-type="float">
            <text:p>1,61803398874990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6]+[.B37]" office:value-type="float" office:value="24157817" calcext:value-type="float">
            <text:p>24157817</text:p>
          </table:table-cell>
          <table:table-cell table:formula="of:=[.B39]/[.B38]" office:value-type="float" office:value="1.61803398874989" calcext:value-type="float">
            <text:p>1,61803398874989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7]+[.B38]" office:value-type="float" office:value="39088169" calcext:value-type="float">
            <text:p>39088169</text:p>
          </table:table-cell>
          <table:table-cell table:formula="of:=[.B40]/[.B39]" office:value-type="float" office:value="1.6180339887499" calcext:value-type="float">
            <text:p>1,61803398874990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8]+[.B39]" office:value-type="float" office:value="63245986" calcext:value-type="float">
            <text:p>63245986</text:p>
          </table:table-cell>
          <table:table-cell table:formula="of:=[.B41]/[.B40]" office:value-type="float" office:value="1.61803398874989" calcext:value-type="float">
            <text:p>1,61803398874989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9]+[.B40]" office:value-type="float" office:value="102334155" calcext:value-type="float">
            <text:p>102334155</text:p>
          </table:table-cell>
          <table:table-cell table:formula="of:=[.B42]/[.B41]" office:value-type="float" office:value="1.6180339887499" calcext:value-type="float">
            <text:p>1,61803398874990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40]+[.B41]" office:value-type="float" office:value="165580141" calcext:value-type="float">
            <text:p>165580141</text:p>
          </table:table-cell>
          <table:table-cell table:formula="of:=[.B43]/[.B42]" office:value-type="float" office:value="1.6180339887499" calcext:value-type="float">
            <text:p>1,61803398874990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1]+[.B42]" office:value-type="float" office:value="267914296" calcext:value-type="float">
            <text:p>267914296</text:p>
          </table:table-cell>
          <table:table-cell table:formula="of:=[.B44]/[.B43]" office:value-type="float" office:value="1.6180339887499" calcext:value-type="float">
            <text:p>1,61803398874990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2]+[.B43]" office:value-type="float" office:value="433494437" calcext:value-type="float">
            <text:p>433494437</text:p>
          </table:table-cell>
          <table:table-cell table:formula="of:=[.B45]/[.B44]" office:value-type="float" office:value="1.6180339887499" calcext:value-type="float">
            <text:p>1,61803398874990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3]+[.B44]" office:value-type="float" office:value="701408733" calcext:value-type="float">
            <text:p>701408733</text:p>
          </table:table-cell>
          <table:table-cell table:formula="of:=[.B46]/[.B45]" office:value-type="float" office:value="1.6180339887499" calcext:value-type="float">
            <text:p>1,61803398874990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4]+[.B45]" office:value-type="float" office:value="1134903170" calcext:value-type="float">
            <text:p>1134903170</text:p>
          </table:table-cell>
          <table:table-cell table:formula="of:=[.B47]/[.B46]" office:value-type="float" office:value="1.6180339887499" calcext:value-type="float">
            <text:p>1,61803398874990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5]+[.B46]" office:value-type="float" office:value="1836311903" calcext:value-type="float">
            <text:p>1836311903</text:p>
          </table:table-cell>
          <table:table-cell table:formula="of:=[.B48]/[.B47]" office:value-type="float" office:value="1.6180339887499" calcext:value-type="float">
            <text:p>1,61803398874990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6]+[.B47]" office:value-type="float" office:value="2971215073" calcext:value-type="float">
            <text:p>2971215073</text:p>
          </table:table-cell>
          <table:table-cell table:formula="of:=[.B49]/[.B48]" office:value-type="float" office:value="1.6180339887499" calcext:value-type="float">
            <text:p>1,61803398874990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7]+[.B48]" office:value-type="float" office:value="4807526976" calcext:value-type="float">
            <text:p>4807526976</text:p>
          </table:table-cell>
          <table:table-cell table:formula="of:=[.B50]/[.B49]" office:value-type="float" office:value="1.6180339887499" calcext:value-type="float">
            <text:p>1,61803398874990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48]+[.B49]" office:value-type="float" office:value="7778742049" calcext:value-type="float">
            <text:p>7778742049</text:p>
          </table:table-cell>
          <table:table-cell table:formula="of:=[.B51]/[.B50]" office:value-type="float" office:value="1.6180339887499" calcext:value-type="float">
            <text:p>1,61803398874990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49]+[.B50]" office:value-type="float" office:value="12586269025" calcext:value-type="float">
            <text:p>12586269025</text:p>
          </table:table-cell>
          <table:table-cell table:formula="of:=[.B52]/[.B51]" office:value-type="float" office:value="1.6180339887499" calcext:value-type="float">
            <text:p>1,61803398874990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50]+[.B51]" office:value-type="float" office:value="20365011074" calcext:value-type="float">
            <text:p>20365011074</text:p>
          </table:table-cell>
          <table:table-cell table:formula="of:=[.B53]/[.B52]" office:value-type="float" office:value="1.6180339887499" calcext:value-type="float">
            <text:p>1,61803398874990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1]+[.B52]" office:value-type="float" office:value="32951280099" calcext:value-type="float">
            <text:p>32951280099</text:p>
          </table:table-cell>
          <table:table-cell table:formula="of:=[.B54]/[.B53]" office:value-type="float" office:value="1.6180339887499" calcext:value-type="float">
            <text:p>1,61803398874990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2]+[.B53]" office:value-type="float" office:value="53316291173" calcext:value-type="float">
            <text:p>53316291173</text:p>
          </table:table-cell>
          <table:table-cell table:formula="of:=[.B55]/[.B54]" office:value-type="float" office:value="1.6180339887499" calcext:value-type="float">
            <text:p>1,61803398874990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3]+[.B54]" office:value-type="float" office:value="86267571272" calcext:value-type="float">
            <text:p>86267571272</text:p>
          </table:table-cell>
          <table:table-cell table:formula="of:=[.B56]/[.B55]" office:value-type="float" office:value="1.6180339887499" calcext:value-type="float">
            <text:p>1,61803398874990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4]+[.B55]" office:value-type="float" office:value="139583862445" calcext:value-type="float">
            <text:p>139583862445</text:p>
          </table:table-cell>
          <table:table-cell table:formula="of:=[.B57]/[.B56]" office:value-type="float" office:value="1.6180339887499" calcext:value-type="float">
            <text:p>1,61803398874990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55]+[.B56]" office:value-type="float" office:value="225851433717" calcext:value-type="float">
            <text:p>225851433717</text:p>
          </table:table-cell>
          <table:table-cell table:formula="of:=[.B58]/[.B57]" office:value-type="float" office:value="1.6180339887499" calcext:value-type="float">
            <text:p>1,61803398874990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56]+[.B57]" office:value-type="float" office:value="365435296162" calcext:value-type="float">
            <text:p>365435296162</text:p>
          </table:table-cell>
          <table:table-cell table:formula="of:=[.B59]/[.B58]" office:value-type="float" office:value="1.6180339887499" calcext:value-type="float">
            <text:p>1,61803398874990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57]+[.B58]" office:value-type="float" office:value="591286729879" calcext:value-type="float">
            <text:p>591286729879</text:p>
          </table:table-cell>
          <table:table-cell table:formula="of:=[.B60]/[.B59]" office:value-type="float" office:value="1.6180339887499" calcext:value-type="float">
            <text:p>1,61803398874990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58]+[.B59]" office:value-type="float" office:value="956722026041" calcext:value-type="float">
            <text:p>956722026041</text:p>
          </table:table-cell>
          <table:table-cell table:formula="of:=[.B61]/[.B60]" office:value-type="float" office:value="1.6180339887499" calcext:value-type="float">
            <text:p>1,61803398874990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59]+[.B60]" office:value-type="float" office:value="1548008755920" calcext:value-type="float">
            <text:p>1548008755920</text:p>
          </table:table-cell>
          <table:table-cell table:formula="of:=[.B62]/[.B61]" office:value-type="float" office:value="1.6180339887499" calcext:value-type="float">
            <text:p>1,61803398874990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60]+[.B61]" office:value-type="float" office:value="2504730781961" calcext:value-type="float">
            <text:p>2504730781961</text:p>
          </table:table-cell>
          <table:table-cell table:formula="of:=[.B63]/[.B62]" office:value-type="float" office:value="1.6180339887499" calcext:value-type="float">
            <text:p>1,61803398874990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1]+[.B62]" office:value-type="float" office:value="4052739537881" calcext:value-type="float">
            <text:p>4052739537881</text:p>
          </table:table-cell>
          <table:table-cell table:formula="of:=[.B64]/[.B63]" office:value-type="float" office:value="1.6180339887499" calcext:value-type="float">
            <text:p>1,61803398874990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2]+[.B63]" office:value-type="float" office:value="6557470319842" calcext:value-type="float">
            <text:p>6557470319842</text:p>
          </table:table-cell>
          <table:table-cell table:formula="of:=[.B65]/[.B64]" office:value-type="float" office:value="1.6180339887499" calcext:value-type="float">
            <text:p>1,61803398874990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3]+[.B64]" office:value-type="float" office:value="10610209857723" calcext:value-type="float">
            <text:p>10610209857723</text:p>
          </table:table-cell>
          <table:table-cell table:formula="of:=[.B66]/[.B65]" office:value-type="float" office:value="1.6180339887499" calcext:value-type="float">
            <text:p>1,61803398874990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64]+[.B65]" office:value-type="float" office:value="17167680177565" calcext:value-type="float">
            <text:p>17167680177565</text:p>
          </table:table-cell>
          <table:table-cell table:formula="of:=[.B67]/[.B66]" office:value-type="float" office:value="1.6180339887499" calcext:value-type="float">
            <text:p>1,61803398874990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5]+[.B66]" office:value-type="float" office:value="27777890035288" calcext:value-type="float">
            <text:p>27777890035288</text:p>
          </table:table-cell>
          <table:table-cell table:formula="of:=[.B68]/[.B67]" office:value-type="float" office:value="1.6180339887499" calcext:value-type="float">
            <text:p>1,61803398874990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66]+[.B67]" office:value-type="float" office:value="44945570212853" calcext:value-type="float">
            <text:p>44945570212853</text:p>
          </table:table-cell>
          <table:table-cell table:formula="of:=[.B69]/[.B68]" office:value-type="float" office:value="1.6180339887499" calcext:value-type="float">
            <text:p>1,61803398874990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67]+[.B68]" office:value-type="float" office:value="72723460248141" calcext:value-type="float">
            <text:p>72723460248141</text:p>
          </table:table-cell>
          <table:table-cell table:formula="of:=[.B70]/[.B69]" office:value-type="float" office:value="1.6180339887499" calcext:value-type="float">
            <text:p>1,61803398874990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68]+[.B69]" office:value-type="float" office:value="117669030460994" calcext:value-type="float">
            <text:p>117669030460994</text:p>
          </table:table-cell>
          <table:table-cell table:formula="of:=[.B71]/[.B70]" office:value-type="float" office:value="1.6180339887499" calcext:value-type="float">
            <text:p>1,61803398874990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69]+[.B70]" office:value-type="float" office:value="190392490709135" calcext:value-type="float">
            <text:p>190392490709135</text:p>
          </table:table-cell>
          <table:table-cell table:formula="of:=[.B72]/[.B71]" office:value-type="float" office:value="1.6180339887499" calcext:value-type="float">
            <text:p>1,61803398874990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70]+[.B71]" office:value-type="float" office:value="308061521170129" calcext:value-type="float">
            <text:p>308061521170129</text:p>
          </table:table-cell>
          <table:table-cell table:formula="of:=[.B73]/[.B72]" office:value-type="float" office:value="1.6180339887499" calcext:value-type="float">
            <text:p>1,61803398874990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1]+[.B72]" office:value-type="float" office:value="498454011879264" calcext:value-type="float">
            <text:p>498454011879264</text:p>
          </table:table-cell>
          <table:table-cell table:formula="of:=[.B74]/[.B73]" office:value-type="float" office:value="1.6180339887499" calcext:value-type="float">
            <text:p>1,61803398874990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2]+[.B73]" office:value-type="float" office:value="806515533049393" calcext:value-type="float">
            <text:p>806515533049393</text:p>
          </table:table-cell>
          <table:table-cell table:number-columns-repeated="1022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topia" svg:font-family="Utopia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07">
      <number:number number:decimal-places="6" loext:min-decimal-places="6" number:min-integer-digits="1"/>
    </number:number-style>
    <number:number-style style:name="N108">
      <number:number number:decimal-places="15" loext:min-decimal-places="15" number:min-integer-digits="1"/>
    </number:number-style>
    <number:number-style style:name="N109">
      <number:number number:decimal-places="13" loext:min-decimal-places="13" number:min-integer-digits="1"/>
    </number:number-style>
    <number:number-style style:name="N110">
      <number:number number:decimal-places="14" loext:min-decimal-places="1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5T13:26:44.669899884</meta:creation-date>
    <dc:date>2020-05-15T13:37:59.669579031</dc:date>
    <meta:editing-duration>PT34S</meta:editing-duration>
    <meta:editing-cycles>1</meta:editing-cycles>
    <meta:document-statistic meta:table-count="1" meta:cell-count="219" meta:object-count="2"/>
    <meta:generator>LibreOffice/5.2.7.2$Linux_X86_64 LibreOffice_project/20m0$Build-2</meta:generator>
  </office:meta>
</office:document-meta>
</file>

<file path=Object 1/content.xml><?xml version="1.0" encoding="utf-8"?>
<math xmlns="http://www.w3.org/1998/Math/MathML" display="block">
  <semantics>
    <msub>
      <mi>v</mi>
      <mi>n</mi>
    </msub>
    <annotation encoding="StarMath 5.0">v_n
</annotation>
  </semantics>
</math>
</file>

<file path=Object 2/content.xml><?xml version="1.0" encoding="utf-8"?>
<math xmlns="http://www.w3.org/1998/Math/MathML" display="block">
  <semantics>
    <msub>
      <mi>u</mi>
      <mi>n</mi>
    </msub>
    <annotation encoding="StarMath 5.0">u_n
</annotation>
  </semantics>
</math>
</file>

<file path=Object 3/content.xml><?xml version="1.0" encoding="utf-8"?>
<math xmlns="http://www.w3.org/1998/Math/MathML" display="block">
  <semantics>
    <msub>
      <mi>u</mi>
      <mi>n</mi>
    </msub>
    <annotation encoding="StarMath 5.0">u_n
</annotation>
  </semantics>
</math>
</file>